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3.1799in"/>
    </style:style>
    <style:style style:name="co4" style:family="table-column">
      <style:table-column-properties fo:break-before="auto" style:column-width="1.1811in"/>
    </style:style>
    <style:style style:name="co6" style:family="table-column">
      <style:table-column-properties fo:break-before="auto" style:column-width="4.0492in"/>
    </style:style>
    <style:style style:name="co7" style:family="table-column">
      <style:table-column-properties fo:break-before="auto" style:column-width="3.5425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ro3" style:family="table-row">
      <style:table-row-properties style:row-height="0.2098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0" number:language="el" number:country="GR" number:automatic-order="true" number:format-source="language">
      <number:day/>
      <number:text>/</number:text>
      <number:month/>
      <number:text>/</number:text>
      <number:year/>
    </number:date-style>
    <number:date-style style:name="N8036" number:language="el" number:country="GR" number:automatic-order="true">
      <number:day number:style="long"/>
      <number:text>/</number:text>
      <number:month number:style="long"/>
      <number:text>/</number:text>
      <number:year number:style="long"/>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Excel_20_Built-in_20_Normal">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4" style:family="table-cell" style:parent-style-name="Excel_20_Built-in_20_Normal">
      <style:text-properties fo:language="el" fo:country="GR" style:text-underline-mode="continuous" style:text-overline-mode="continuous" style:text-line-through-mode="continuous" style:font-name-asian="Arial Unicode MS" style:language-asian="zh" style:country-asian="CN" style:language-complex="hi" style:country-complex="IN" style:text-emphasize="none" style:font-relief="none" style:text-overline-style="none" style:text-overline-color="font-color"/>
    </style:style>
    <style:style style:name="ce5" style:family="table-cell" style:parent-style-name="TableStyleLight1">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TableStyleLight1" style:data-style-name="N8036">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7" style:family="table-cell" style:parent-style-name="Excel_20_Built-in_20_Normal" style:data-style-name="N803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8" style:family="table-cell" style:parent-style-name="Default">
      <style:table-cell-properties fo:background-color="transparent"/>
      <style:text-properties style:use-window-font-color="true" style:font-name="Courier New" fo:font-size="10pt" style:font-size-asian="10pt" style:font-size-complex="10pt"/>
    </style:style>
    <style:style style:name="T1" style:family="text">
      <style:text-properties fo:color="#0000c0" style:text-outline="false" style:text-line-through-style="none" style:text-position="0% 100%" style:font-name="Courier New1" fo:font-size="12pt" fo:font-style="italic" fo:text-shadow="none" style:text-underline-style="none" fo:font-weight="normal" style:font-size-asian="12pt" style:font-style-asian="italic" style:font-weight-asian="normal" style:font-name-complex="Courier New1" style:font-size-complex="12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4" table:default-cell-style-name="ce7"/>
        <table:table-column table:style-name="co4" table:default-cell-style-name="ce3"/>
        <table:table-column table:style-name="co7" table:default-cell-style-name="ce3"/>
        <table:table-column table:style-name="co4" table:number-columns-repeated="1013" table:default-cell-style-name="ce3"/>
        <table:table-column table:style-name="co4" table:number-columns-repeated="4" table:default-cell-style-name="ce8"/>
        <table:table-row table:style-name="ro4">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6" office:value-type="date" office:date-value="2013-12-03">
            <text:p>03/12/20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6" office:value-type="date" office:date-value="2013-12-03">
            <text:p>03/12/20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6" office:value-type="date" office:date-value="2013-12-03">
            <text:p>03/12/20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6" office:value-type="date" office:date-value="2013-12-03">
            <text:p>03/12/20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6" office:value-type="date" office:date-value="2013-12-03">
            <text:p>03/12/20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6" office:value-type="date" office:date-value="2013-12-03">
            <text:p>03/12/20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AdminUserSearchTitle</text:p>
          </table:table-cell>
          <table:table-cell table:style-name="ce2" office:value-type="string">
            <text:p>Αναζήτηση Χρηστών</text:p>
          </table:table-cell>
          <table:table-cell table:style-name="ce2" office:value-type="string">
            <text:p>AdminUserSearchTitle</text:p>
          </table:table-cell>
          <table:table-cell table:style-name="ce2" office:value-type="string">
            <text:p>Search Users</text:p>
          </table:table-cell>
          <table:table-cell table:style-name="ce6" office:value-type="date" office:date-value="2013-12-03">
            <text:p>03/12/2013</text:p>
          </table:table-cell>
          <table:table-cell table:formula="of:=IF([.A7]=[.C7];&quot;OK&quot;;&quot;ERROR&quot;)" office:value-type="string" office:string-value="OK">
            <text:p>OK</text:p>
          </table:table-cell>
          <table:table-cell table:formula="of:=CONCATENATE([.A7];&quot;=&quot;;[.B7])" office:value-type="string" office:string-value="AdminUserSearchTitle=Αναζήτηση Χρηστών">
            <text:p>AdminUserSearchTitle=Αναζήτηση Χρηστών</text:p>
          </table:table-cell>
          <table:table-cell table:formula="of:=CONCATENATE([.C7];&quot;=&quot;;[.D7])" office:value-type="string" office:string-value="AdminUserSearchTitle=Search Users">
            <text:p>Admin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6" office:value-type="date" office:date-value="2013-12-03">
            <text:p>03/12/20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6" office:value-type="date" office:date-value="2013-12-03">
            <text:p>03/12/20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6" office:value-type="date" office:date-value="2013-12-03">
            <text:p>03/12/20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6" office:value-type="date" office:date-value="2013-12-03">
            <text:p>03/12/20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6" office:value-type="date" office:date-value="2013-12-03">
            <text:p>03/12/20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6" office:value-type="date" office:date-value="2013-12-03">
            <text:p>03/12/20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6" office:value-type="date" office:date-value="2013-12-03">
            <text:p>03/12/20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6" office:value-type="date" office:date-value="2013-12-03">
            <text:p>03/12/20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6" office:value-type="date" office:date-value="2013-12-03">
            <text:p>03/12/20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6" office:value-type="date" office:date-value="2013-12-03">
            <text:p>03/12/20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6" office:value-type="date" office:date-value="2013-12-03">
            <text:p>03/12/20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6" office:value-type="date" office:date-value="2013-12-03">
            <text:p>03/12/20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6" office:value-type="date" office:date-value="2013-12-03">
            <text:p>03/12/20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6" office:value-type="date" office:date-value="2013-12-03">
            <text:p>03/12/20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6" office:value-type="date" office:date-value="2013-12-03">
            <text:p>03/12/20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6" office:value-type="date" office:date-value="2013-12-03">
            <text:p>03/12/20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6" office:value-type="date" office:date-value="2013-12-03">
            <text:p>03/12/20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6" office:value-type="date" office:date-value="2013-12-03">
            <text:p>03/12/20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6" office:value-type="date" office:date-value="2013-12-03">
            <text:p>03/12/20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6" office:value-type="date" office:date-value="2013-12-03">
            <text:p>03/12/20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6" office:value-type="date" office:date-value="2013-12-03">
            <text:p>03/12/20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6" office:value-type="date" office:date-value="2013-12-03">
            <text:p>03/12/20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6" office:value-type="date" office:date-value="2013-12-03">
            <text:p>03/12/20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6" office:value-type="date" office:date-value="2013-12-03">
            <text:p>03/12/20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6" office:value-type="date" office:date-value="2013-12-03">
            <text:p>03/12/20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6" office:value-type="date" office:date-value="2013-12-03">
            <text:p>03/12/20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6" office:value-type="date" office:date-value="2013-12-03">
            <text:p>03/12/20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6" office:value-type="date" office:date-value="2013-12-03">
            <text:p>03/12/20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6" office:value-type="date" office:date-value="2013-12-03">
            <text:p>03/12/20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6" office:value-type="date" office:date-value="2013-12-03">
            <text:p>03/12/20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6" office:value-type="date" office:date-value="2013-12-03">
            <text:p>03/12/20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6" office:value-type="date" office:date-value="2013-12-03">
            <text:p>03/12/20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6" office:value-type="date" office:date-value="2013-12-03">
            <text:p>03/12/20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6" office:value-type="date" office:date-value="2013-12-03">
            <text:p>03/12/20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6" office:value-type="date" office:date-value="2013-12-03">
            <text:p>03/12/20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6" office:value-type="date" office:date-value="2013-12-03">
            <text:p>03/12/20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6" office:value-type="date" office:date-value="2013-12-03">
            <text:p>03/12/20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6" office:value-type="date" office:date-value="2013-12-03">
            <text:p>03/12/20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6" office:value-type="date" office:date-value="2013-12-03">
            <text:p>03/12/20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6" office:value-type="date" office:date-value="2013-12-03">
            <text:p>03/12/20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6" office:value-type="date" office:date-value="2013-12-03">
            <text:p>03/12/20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6" office:value-type="date" office:date-value="2013-12-03">
            <text:p>03/12/20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6" office:value-type="date" office:date-value="2013-12-03">
            <text:p>03/12/20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6" office:value-type="date" office:date-value="2013-12-03">
            <text:p>03/12/20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6" office:value-type="date" office:date-value="2013-12-03">
            <text:p>03/12/20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6" office:value-type="date" office:date-value="2013-12-03">
            <text:p>03/12/20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6" office:value-type="date" office:date-value="2013-12-03">
            <text:p>03/12/20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6" office:value-type="date" office:date-value="2013-12-03">
            <text:p>03/12/20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6" office:value-type="date" office:date-value="2013-12-03">
            <text:p>03/12/20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6" office:value-type="date" office:date-value="2013-12-03">
            <text:p>03/12/20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6" office:value-type="date" office:date-value="2013-12-03">
            <text:p>03/12/20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6" office:value-type="date" office:date-value="2013-12-03">
            <text:p>03/12/20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6" office:value-type="date" office:date-value="2013-12-03">
            <text:p>03/12/20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6" office:value-type="date" office:date-value="2013-12-03">
            <text:p>03/12/20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6" office:value-type="date" office:date-value="2013-12-03">
            <text:p>03/12/20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6" office:value-type="date" office:date-value="2013-12-03">
            <text:p>03/12/20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6" office:value-type="date" office:date-value="2013-12-03">
            <text:p>03/12/20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6" office:value-type="date" office:date-value="2013-12-03">
            <text:p>03/12/20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6" office:value-type="date" office:date-value="2013-12-03">
            <text:p>03/12/20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6" office:value-type="date" office:date-value="2013-12-03">
            <text:p>03/12/20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6" office:value-type="date" office:date-value="2013-12-03">
            <text:p>03/12/20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6" office:value-type="date" office:date-value="2013-12-03">
            <text:p>03/12/20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6" office:value-type="date" office:date-value="2013-12-03">
            <text:p>03/12/20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6" office:value-type="date" office:date-value="2013-12-03">
            <text:p>03/12/20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6" office:value-type="date" office:date-value="2013-12-03">
            <text:p>03/12/20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6" office:value-type="date" office:date-value="2013-12-03">
            <text:p>03/12/20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6" office:value-type="date" office:date-value="2013-12-03">
            <text:p>03/12/20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6" office:value-type="date" office:date-value="2013-12-03">
            <text:p>03/12/20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6" office:value-type="date" office:date-value="2013-12-03">
            <text:p>03/12/20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6" office:value-type="date" office:date-value="2013-12-03">
            <text:p>03/12/20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6" office:value-type="date" office:date-value="2013-12-03">
            <text:p>03/12/20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6" office:value-type="date" office:date-value="2013-12-03">
            <text:p>03/12/20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6" office:value-type="date" office:date-value="2013-12-03">
            <text:p>03/12/20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6" office:value-type="date" office:date-value="2013-12-03">
            <text:p>03/12/20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6" office:value-type="date" office:date-value="2013-12-03">
            <text:p>03/12/20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6" office:value-type="date" office:date-value="2013-12-03">
            <text:p>03/12/20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6" office:value-type="date" office:date-value="2013-12-03">
            <text:p>03/12/20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6" office:value-type="date" office:date-value="2013-12-03">
            <text:p>03/12/20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6" office:value-type="date" office:date-value="2013-12-03">
            <text:p>03/12/20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6" office:value-type="date" office:date-value="2013-12-03">
            <text:p>03/12/20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6" office:value-type="date" office:date-value="2013-12-03">
            <text:p>03/12/20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6" office:value-type="date" office:date-value="2013-12-03">
            <text:p>03/12/20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6" office:value-type="date" office:date-value="2013-12-03">
            <text:p>03/12/20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6" office:value-type="date" office:date-value="2013-12-03">
            <text:p>03/12/20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6" office:value-type="date" office:date-value="2013-12-03">
            <text:p>03/12/20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6" office:value-type="date" office:date-value="2013-12-03">
            <text:p>03/12/20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6" office:value-type="date" office:date-value="2013-12-03">
            <text:p>03/12/20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6" office:value-type="date" office:date-value="2013-12-03">
            <text:p>03/12/20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6" office:value-type="date" office:date-value="2013-12-03">
            <text:p>03/12/20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6" office:value-type="date" office:date-value="2013-12-03">
            <text:p>03/12/20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6" office:value-type="date" office:date-value="2013-12-03">
            <text:p>03/12/20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6" office:value-type="date" office:date-value="2013-12-03">
            <text:p>03/12/20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6" office:value-type="date" office:date-value="2014-01-20">
            <text:p>20/01/2014</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6" office:value-type="date" office:date-value="2014-01-20">
            <text:p>20/01/2014</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6" office:value-type="date" office:date-value="2013-12-03">
            <text:p>03/12/20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6" office:value-type="date" office:date-value="2013-12-03">
            <text:p>03/12/20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6" office:value-type="date" office:date-value="2013-12-03">
            <text:p>03/12/20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6" office:value-type="date" office:date-value="2013-12-03">
            <text:p>03/12/20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6" office:value-type="date" office:date-value="2013-12-03">
            <text:p>03/12/20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6" office:value-type="date" office:date-value="2013-12-03">
            <text:p>03/12/20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6" office:value-type="date" office:date-value="2013-12-03">
            <text:p>03/12/20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6" office:value-type="date" office:date-value="2013-12-03">
            <text:p>03/12/20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6" office:value-type="date" office:date-value="2013-12-03">
            <text:p>03/12/20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6" office:value-type="date" office:date-value="2013-12-03">
            <text:p>03/12/20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6" office:value-type="date" office:date-value="2013-12-03">
            <text:p>03/12/20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6" office:value-type="date" office:date-value="2013-12-03">
            <text:p>03/12/20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6" office:value-type="date" office:date-value="2013-12-03">
            <text:p>03/12/20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6" office:value-type="date" office:date-value="2013-12-03">
            <text:p>03/12/20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6" office:value-type="date" office:date-value="2013-12-03">
            <text:p>03/12/20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6" office:value-type="date" office:date-value="2013-12-03">
            <text:p>03/12/20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6" office:value-type="date" office:date-value="2013-12-03">
            <text:p>03/12/20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6" office:value-type="date" office:date-value="2013-12-03">
            <text:p>03/12/20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6" office:value-type="date" office:date-value="2013-12-03">
            <text:p>03/12/20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6" office:value-type="date" office:date-value="2013-12-03">
            <text:p>03/12/20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6" office:value-type="date" office:date-value="2013-12-03">
            <text:p>03/12/20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6" office:value-type="date" office:date-value="2013-12-03">
            <text:p>03/12/20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6" office:value-type="date" office:date-value="2013-12-03">
            <text:p>03/12/20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6" office:value-type="date" office:date-value="2013-12-03">
            <text:p>03/12/20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6" office:value-type="date" office:date-value="2013-12-03">
            <text:p>03/12/20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6" office:value-type="date" office:date-value="2013-12-03">
            <text:p>03/12/20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6" office:value-type="date" office:date-value="2013-12-03">
            <text:p>03/12/20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6" office:value-type="date" office:date-value="2013-12-03">
            <text:p>03/12/20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6" office:value-type="date" office:date-value="2013-12-03">
            <text:p>03/12/20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6" office:value-type="date" office:date-value="2014-01-20">
            <text:p>20/01/2014</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6" office:value-type="date" office:date-value="2013-12-03">
            <text:p>03/12/20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6" office:value-type="date" office:date-value="2013-12-03">
            <text:p>03/12/20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6" office:value-type="date" office:date-value="2013-12-03">
            <text:p>03/12/20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6" office:value-type="date" office:date-value="2013-12-03">
            <text:p>03/12/20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6" office:value-type="date" office:date-value="2013-12-03">
            <text:p>03/12/20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6" office:value-type="date" office:date-value="2013-12-03">
            <text:p>03/12/20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6" office:value-type="date" office:date-value="2013-12-03">
            <text:p>03/12/20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6" office:value-type="date" office:date-value="2013-12-03">
            <text:p>03/12/20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6" office:value-type="date" office:date-value="2014-01-20">
            <text:p>20/01/2014</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6" office:value-type="date" office:date-value="2014-01-20">
            <text:p>20/01/2014</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6" office:value-type="date" office:date-value="2013-12-03">
            <text:p>03/12/20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6" office:value-type="date" office:date-value="2013-12-03">
            <text:p>03/12/20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6" office:value-type="date" office:date-value="2013-12-03">
            <text:p>03/12/20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6" office:value-type="date" office:date-value="2013-12-03">
            <text:p>03/12/20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6" office:value-type="date" office:date-value="2013-12-03">
            <text:p>03/12/20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6" office:value-type="date" office:date-value="2013-12-03">
            <text:p>03/12/20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6" office:value-type="date" office:date-value="2013-12-03">
            <text:p>03/12/20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6" office:value-type="date" office:date-value="2013-12-03">
            <text:p>03/12/20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6" office:value-type="date" office:date-value="2013-12-03">
            <text:p>03/12/20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6" office:value-type="date" office:date-value="2013-12-03">
            <text:p>03/12/20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6" office:value-type="date" office:date-value="2013-12-03">
            <text:p>03/12/20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6" office:value-type="date" office:date-value="2013-12-03">
            <text:p>03/12/20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6" office:value-type="date" office:date-value="2013-12-03">
            <text:p>03/12/20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6" office:value-type="date" office:date-value="2013-12-03">
            <text:p>03/12/20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6" office:value-type="date" office:date-value="2013-12-03">
            <text:p>03/12/20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6" office:value-type="date" office:date-value="2013-12-03">
            <text:p>03/12/20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6" office:value-type="date" office:date-value="2013-12-03">
            <text:p>03/12/20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6" office:value-type="date" office:date-value="2013-12-03">
            <text:p>03/12/20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6" office:value-type="date" office:date-value="2013-12-03">
            <text:p>03/12/20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6" office:value-type="date" office:date-value="2013-12-03">
            <text:p>03/12/20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6" office:value-type="date" office:date-value="2013-12-03">
            <text:p>03/12/20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6" office:value-type="date" office:date-value="2013-12-03">
            <text:p>03/12/20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6" office:value-type="date" office:date-value="2013-12-03">
            <text:p>03/12/20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6" office:value-type="date" office:date-value="2013-12-03">
            <text:p>03/12/20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6" office:value-type="date" office:date-value="2013-12-03">
            <text:p>03/12/20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6" office:value-type="date" office:date-value="2013-12-03">
            <text:p>03/12/20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6" office:value-type="date" office:date-value="2013-12-03">
            <text:p>03/12/20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6" office:value-type="date" office:date-value="2013-12-03">
            <text:p>03/12/20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6" office:value-type="date" office:date-value="2013-12-03">
            <text:p>03/12/20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6" office:value-type="date" office:date-value="2013-12-03">
            <text:p>03/12/20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6" office:value-type="date" office:date-value="2013-12-03">
            <text:p>03/12/20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6" office:value-type="date" office:date-value="2013-12-03">
            <text:p>03/12/20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6" office:value-type="date" office:date-value="2013-12-03">
            <text:p>03/12/20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6" office:value-type="date" office:date-value="2013-12-03">
            <text:p>03/12/20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6" office:value-type="date" office:date-value="2013-12-03">
            <text:p>03/12/20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6" office:value-type="date" office:date-value="2013-12-03">
            <text:p>03/12/20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6" office:value-type="date" office:date-value="2013-12-03">
            <text:p>03/12/20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6" office:value-type="date" office:date-value="2013-12-03">
            <text:p>03/12/20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6" office:value-type="date" office:date-value="2013-12-03">
            <text:p>03/12/20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6" office:value-type="date" office:date-value="2013-12-03">
            <text:p>03/12/20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6" office:value-type="date" office:date-value="2013-12-03">
            <text:p>03/12/20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6" office:value-type="date" office:date-value="2013-12-03">
            <text:p>03/12/20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6" office:value-type="date" office:date-value="2013-12-03">
            <text:p>03/12/20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6" office:value-type="date" office:date-value="2013-12-03">
            <text:p>03/12/20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6" office:value-type="date" office:date-value="2013-12-03">
            <text:p>03/12/20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6" office:value-type="date" office:date-value="2013-12-03">
            <text:p>03/12/20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6" office:value-type="date" office:date-value="2013-12-03">
            <text:p>03/12/20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6" office:value-type="date" office:date-value="2013-12-03">
            <text:p>03/12/20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6" office:value-type="date" office:date-value="2013-12-03">
            <text:p>03/12/20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6" office:value-type="date" office:date-value="2013-12-03">
            <text:p>03/12/20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6" office:value-type="date" office:date-value="2013-12-03">
            <text:p>03/12/20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6" office:value-type="date" office:date-value="2013-12-03">
            <text:p>03/12/20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6" office:value-type="date" office:date-value="2013-12-03">
            <text:p>03/12/20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6" office:value-type="date" office:date-value="2013-12-03">
            <text:p>03/12/20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6" office:value-type="date" office:date-value="2013-12-03">
            <text:p>03/12/20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6" office:value-type="date" office:date-value="2013-12-03">
            <text:p>03/12/20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6" office:value-type="date" office:date-value="2013-12-03">
            <text:p>03/12/20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6" office:value-type="date" office:date-value="2013-12-03">
            <text:p>03/12/20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6" office:value-type="date" office:date-value="2013-12-03">
            <text:p>03/12/20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6" office:value-type="date" office:date-value="2013-12-03">
            <text:p>03/12/20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6" office:value-type="date" office:date-value="2013-12-03">
            <text:p>03/12/20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6" office:value-type="date" office:date-value="2013-12-03">
            <text:p>03/12/20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6" office:value-type="date" office:date-value="2013-12-03">
            <text:p>03/12/20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6" office:value-type="date" office:date-value="2013-12-03">
            <text:p>03/12/20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6" office:value-type="date" office:date-value="2013-12-03">
            <text:p>03/12/20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Home</text:p>
          </table:table-cell>
          <table:table-cell table:style-name="ce6" office:value-type="date" office:date-value="2013-12-03">
            <text:p>03/12/2013</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Home">
            <text:p>HomeTitle=Hom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6" office:value-type="date" office:date-value="2013-12-03">
            <text:p>03/12/20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6" office:value-type="date" office:date-value="2013-12-03">
            <text:p>03/12/20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6" office:value-type="date" office:date-value="2013-12-03">
            <text:p>03/12/20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6" office:value-type="date" office:date-value="2013-12-03">
            <text:p>03/12/20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6" office:value-type="date" office:date-value="2013-12-03">
            <text:p>03/12/20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6" office:value-type="date" office:date-value="2013-12-03">
            <text:p>03/12/20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6" office:value-type="date" office:date-value="2013-12-03">
            <text:p>03/12/20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6" office:value-type="date" office:date-value="2013-12-03">
            <text:p>03/12/20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6" office:value-type="date" office:date-value="2013-12-03">
            <text:p>03/12/20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6" office:value-type="date" office:date-value="2013-12-03">
            <text:p>03/12/20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6" office:value-type="date" office:date-value="2013-12-03">
            <text:p>03/12/20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6" office:value-type="date" office:date-value="2013-12-03">
            <text:p>03/12/20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6" office:value-type="date" office:date-value="2013-12-03">
            <text:p>03/12/20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6" office:value-type="date" office:date-value="2013-12-03">
            <text:p>03/12/20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6" office:value-type="date" office:date-value="2013-12-03">
            <text:p>03/12/20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6" office:value-type="date" office:date-value="2013-12-03">
            <text:p>03/12/20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6" office:value-type="date" office:date-value="2013-12-03">
            <text:p>03/12/20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6" office:value-type="date" office:date-value="2013-12-03">
            <text:p>03/12/20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6" office:value-type="date" office:date-value="2013-12-03">
            <text:p>03/12/20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6" office:value-type="date" office:date-value="2013-12-03">
            <text:p>03/12/20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6" office:value-type="date" office:date-value="2013-12-03">
            <text:p>03/12/20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6" office:value-type="date" office:date-value="2013-12-03">
            <text:p>03/12/20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6" office:value-type="date" office:date-value="2013-12-03">
            <text:p>03/12/20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6" office:value-type="date" office:date-value="2013-12-03">
            <text:p>03/12/20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6" office:value-type="date" office:date-value="2013-12-03">
            <text:p>03/12/20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6" office:value-type="date" office:date-value="2013-12-03">
            <text:p>03/12/20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6" office:value-type="date" office:date-value="2013-12-03">
            <text:p>03/12/20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6" office:value-type="date" office:date-value="2013-12-03">
            <text:p>03/12/20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6" office:value-type="date" office:date-value="2013-12-03">
            <text:p>03/12/20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6" office:value-type="date" office:date-value="2013-12-03">
            <text:p>03/12/20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4">
          <table:table-cell table:style-name="ce2" office:value-type="string">
            <text:p>menu_adminusers</text:p>
          </table:table-cell>
          <table:table-cell table:style-name="ce2" office:value-type="string">
            <text:p>Αναζήτηση Χρηστών</text:p>
          </table:table-cell>
          <table:table-cell table:style-name="ce2" office:value-type="string">
            <text:p>menu_adminusers</text:p>
          </table:table-cell>
          <table:table-cell table:style-name="ce2" office:value-type="string">
            <text:p>Search Users</text:p>
          </table:table-cell>
          <table:table-cell table:style-name="ce6" office:value-type="date" office:date-value="2013-12-03">
            <text:p>03/12/2013</text:p>
          </table:table-cell>
          <table:table-cell table:formula="of:=IF([.A251]=[.C251];&quot;OK&quot;;&quot;ERROR&quot;)" office:value-type="string" office:string-value="OK">
            <text:p>OK</text:p>
          </table:table-cell>
          <table:table-cell table:formula="of:=CONCATENATE([.A251];&quot;=&quot;;[.B251])" office:value-type="string" office:string-value="menu_adminusers=Αναζήτηση Χρηστών">
            <text:p>menu_adminusers=Αναζήτηση Χρηστών</text:p>
          </table:table-cell>
          <table:table-cell table:formula="of:=CONCATENATE([.C251];&quot;=&quot;;[.D251])" office:value-type="string" office:string-value="menu_adminusers=Search Users">
            <text:p>menu_admin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6" office:value-type="date" office:date-value="2013-12-03">
            <text:p>03/12/20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6" office:value-type="date" office:date-value="2013-12-03">
            <text:p>03/12/20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6" office:value-type="date" office:date-value="2013-12-03">
            <text:p>03/12/2013</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Home">
            <text:p>menu_home=Home</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6" office:value-type="date" office:date-value="2013-12-03">
            <text:p>03/12/20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6" office:value-type="date" office:date-value="2013-12-03">
            <text:p>03/12/20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6" office:value-type="date" office:date-value="2013-12-03">
            <text:p>03/12/20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6" office:value-type="date" office:date-value="2013-12-03">
            <text:p>03/12/20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6" office:value-type="date" office:date-value="2013-12-03">
            <text:p>03/12/20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6" office:value-type="date" office:date-value="2013-12-03">
            <text:p>03/12/20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6" office:value-type="date" office:date-value="2013-12-03">
            <text:p>03/12/20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6" office:value-type="date" office:date-value="2013-12-03">
            <text:p>03/12/20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6" office:value-type="date" office:date-value="2013-12-03">
            <text:p>03/12/20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6" office:value-type="date" office:date-value="2013-12-03">
            <text:p>03/12/20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6" office:value-type="date" office:date-value="2013-12-03">
            <text:p>03/12/20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6" office:value-type="date" office:date-value="2013-12-03">
            <text:p>03/12/20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6" office:value-type="date" office:date-value="2013-12-03">
            <text:p>03/12/20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6" office:value-type="date" office:date-value="2013-12-03">
            <text:p>03/12/20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6" office:value-type="date" office:date-value="2013-12-03">
            <text:p>03/12/20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6" office:value-type="date" office:date-value="2013-12-03">
            <text:p>03/12/20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6" office:value-type="date" office:date-value="2013-12-03">
            <text:p>03/12/20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6" office:value-type="date" office:date-value="2013-12-03">
            <text:p>03/12/20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6" office:value-type="date" office:date-value="2013-12-03">
            <text:p>03/12/20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6" office:value-type="date" office:date-value="2013-12-03">
            <text:p>03/12/20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6" office:value-type="date" office:date-value="2013-12-03">
            <text:p>03/12/20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6" office:value-type="date" office:date-value="2013-12-03">
            <text:p>03/12/20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6" office:value-type="date" office:date-value="2013-12-03">
            <text:p>03/12/20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6" office:value-type="date" office:date-value="2014-01-20">
            <text:p>20/01/2014</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Elected">
            <text:p>NominatedCandidacy=Elected</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6" office:value-type="date" office:date-value="2013-12-03">
            <text:p>03/12/20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6" office:value-type="date" office:date-value="2013-12-03">
            <text:p>03/12/20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6" office:value-type="date" office:date-value="2013-12-03">
            <text:p>03/12/20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6" office:value-type="date" office:date-value="2013-12-03">
            <text:p>03/12/20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6" office:value-type="date" office:date-value="2013-12-03">
            <text:p>03/12/20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6" office:value-type="date" office:date-value="2013-12-03">
            <text:p>03/12/20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6" office:value-type="date" office:date-value="2013-12-03">
            <text:p>03/12/20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6" office:value-type="date" office:date-value="2013-12-03">
            <text:p>03/12/20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6" office:value-type="date" office:date-value="2013-12-03">
            <text:p>03/12/20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6" office:value-type="date" office:date-value="2013-12-03">
            <text:p>03/12/20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6" office:value-type="date" office:date-value="2013-12-03">
            <text:p>03/12/20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6" office:value-type="date" office:date-value="2013-12-03">
            <text:p>03/12/20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6" office:value-type="date" office:date-value="2013-12-03">
            <text:p>03/12/20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6" office:value-type="date" office:date-value="2013-12-03">
            <text:p>03/12/20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6" office:value-type="date" office:date-value="2013-12-03">
            <text:p>03/12/20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6" office:value-type="date" office:date-value="2013-12-03">
            <text:p>03/12/20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6" office:value-type="date" office:date-value="2013-12-03">
            <text:p>03/12/20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6" office:value-type="date" office:date-value="2013-12-03">
            <text:p>03/12/20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6" office:value-type="date" office:date-value="2013-12-03">
            <text:p>03/12/20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6" office:value-type="date" office:date-value="2013-12-03">
            <text:p>03/12/20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6" office:value-type="date" office:date-value="2013-12-03">
            <text:p>03/12/20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6" office:value-type="date" office:date-value="2013-12-03">
            <text:p>03/12/20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6" office:value-type="date" office:date-value="2013-12-03">
            <text:p>03/12/20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6" office:value-type="date" office:date-value="2013-12-03">
            <text:p>03/12/20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6" office:value-type="date" office:date-value="2013-12-03">
            <text:p>03/12/20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6" office:value-type="date" office:date-value="2013-12-03">
            <text:p>03/12/20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6" office:value-type="date" office:date-value="2013-12-03">
            <text:p>03/12/20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6" office:value-type="date" office:date-value="2013-12-03">
            <text:p>03/12/20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6" office:value-type="date" office:date-value="2013-12-03">
            <text:p>03/12/20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6" office:value-type="date" office:date-value="2013-12-03">
            <text:p>03/12/20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6" office:value-type="date" office:date-value="2013-12-03">
            <text:p>03/12/20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6" office:value-type="date" office:date-value="2013-12-03">
            <text:p>03/12/20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6" office:value-type="date" office:date-value="2013-12-03">
            <text:p>03/12/20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6" office:value-type="date" office:date-value="2013-12-03">
            <text:p>03/12/20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6" office:value-type="date" office:date-value="2013-12-03">
            <text:p>03/12/20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6" office:value-type="date" office:date-value="2013-12-03">
            <text:p>03/12/20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6" office:value-type="date" office:date-value="2013-12-03">
            <text:p>03/12/20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6" office:value-type="date" office:date-value="2013-12-03">
            <text:p>03/12/20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6" office:value-type="date" office:date-value="2013-12-03">
            <text:p>03/12/20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6" office:value-type="date" office:date-value="2013-12-03">
            <text:p>03/12/20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6" office:value-type="date" office:date-value="2013-12-03">
            <text:p>03/12/20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6" office:value-type="date" office:date-value="2013-12-03">
            <text:p>03/12/20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6" office:value-type="date" office:date-value="2013-12-03">
            <text:p>03/12/20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6" office:value-type="date" office:date-value="2013-12-03">
            <text:p>03/12/20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6" office:value-type="date" office:date-value="2013-12-03">
            <text:p>03/12/20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6" office:value-type="date" office:date-value="2013-12-03">
            <text:p>03/12/20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6" office:value-type="date" office:date-value="2013-12-03">
            <text:p>03/12/20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6" office:value-type="date" office:date-value="2013-12-03">
            <text:p>03/12/20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6" office:value-type="date" office:date-value="2013-12-03">
            <text:p>03/12/20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6" office:value-type="date" office:date-value="2013-12-03">
            <text:p>03/12/20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6" office:value-type="date" office:date-value="2013-12-03">
            <text:p>03/12/20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6" office:value-type="date" office:date-value="2013-12-03">
            <text:p>03/12/20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6" office:value-type="date" office:date-value="2013-12-03">
            <text:p>03/12/20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6" office:value-type="date" office:date-value="2013-12-03">
            <text:p>03/12/20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6" office:value-type="date" office:date-value="2013-12-03">
            <text:p>03/12/20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6" office:value-type="date" office:date-value="2013-12-03">
            <text:p>03/12/20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6" office:value-type="date" office:date-value="2013-12-03">
            <text:p>03/12/20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6" office:value-type="date" office:date-value="2013-12-03">
            <text:p>03/12/20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6" office:value-type="date" office:date-value="2013-12-03">
            <text:p>03/12/20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6" office:value-type="date" office:date-value="2013-12-03">
            <text:p>03/12/20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6" office:value-type="date" office:date-value="2013-12-03">
            <text:p>03/12/20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6" office:value-type="date" office:date-value="2013-12-03">
            <text:p>03/12/20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6" office:value-type="date" office:date-value="2013-12-03">
            <text:p>03/12/20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6" office:value-type="date" office:date-value="2013-12-03">
            <text:p>03/12/20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6" office:value-type="date" office:date-value="2013-12-03">
            <text:p>03/12/20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Κοσμήτορα για Σύγκληση της Επιτροπής για επιλογή</text:p>
          </table:table-cell>
          <table:table-cell table:style-name="ce2" office:value-type="string">
            <text:p>ProsklisiKosmitoraFile</text:p>
          </table:table-cell>
          <table:table-cell table:style-name="ce2" office:value-type="string">
            <text:p>Dean's invitation for convocation of the Committee</text:p>
          </table:table-cell>
          <table:table-cell table:style-name="ce6" office:value-type="date" office:date-value="2014-01-20">
            <text:p>20/01/2014</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44];&quot;=&quot;;[.D344])" office:value-type="string" office:string-value="ProsklisiKosmitoraFile=Dean's invitation for convocation of the Committee">
            <text:p>ProsklisiKosmitoraFile=Dean's invitation for convocation of the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6" office:value-type="date" office:date-value="2013-12-03">
            <text:p>03/12/20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6" office:value-type="date" office:date-value="2013-12-03">
            <text:p>03/12/20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6" office:value-type="date" office:date-value="2013-12-03">
            <text:p>03/12/20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6" office:value-type="date" office:date-value="2013-12-03">
            <text:p>03/12/20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6" office:value-type="date" office:date-value="2013-12-03">
            <text:p>03/12/20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6" office:value-type="date" office:date-value="2013-12-03">
            <text:p>03/12/20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6" office:value-type="date" office:date-value="2013-12-03">
            <text:p>03/12/20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6" office:value-type="date" office:date-value="2013-12-03">
            <text:p>03/12/20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6" office:value-type="date" office:date-value="2013-12-03">
            <text:p>03/12/20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6" office:value-type="date" office:date-value="2013-12-03">
            <text:p>03/12/20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6" office:value-type="date" office:date-value="2013-12-03">
            <text:p>03/12/20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6" office:value-type="date" office:date-value="2013-12-03">
            <text:p>03/12/20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6" office:value-type="date" office:date-value="2013-12-03">
            <text:p>03/12/20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6" office:value-type="date" office:date-value="2013-12-03">
            <text:p>03/12/20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6" office:value-type="date" office:date-value="2013-12-03">
            <text:p>03/12/2013</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ε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6" office:value-type="date" office:date-value="2013-12-03">
            <text:p>03/12/20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6" office:value-type="date" office:date-value="2013-12-03">
            <text:p>03/12/20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6" office:value-type="date" office:date-value="2013-12-03">
            <text:p>03/12/20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6" office:value-type="date" office:date-value="2013-12-03">
            <text:p>03/12/20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Ιδρύματος</text:p>
          </table:table-cell>
          <table:table-cell table:style-name="ce2" office:value-type="string">
            <text:p>ShibbolethFields</text:p>
          </table:table-cell>
          <table:table-cell table:style-name="ce2" office:value-type="string">
            <text:p>Fields specified from your home organization</text:p>
          </table:table-cell>
          <table:table-cell table:style-name="ce6" office:value-type="date" office:date-value="2013-12-03">
            <text:p>03/12/2013</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6" office:value-type="date" office:date-value="2013-12-03">
            <text:p>03/12/20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6" office:value-type="date" office:date-value="2013-12-03">
            <text:p>03/12/20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6" office:value-type="date" office:date-value="2013-12-03">
            <text:p>03/12/20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6" office:value-type="date" office:date-value="2013-12-03">
            <text:p>03/12/20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6" office:value-type="date" office:date-value="2013-12-03">
            <text:p>03/12/20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6" office:value-type="date" office:date-value="2013-12-03">
            <text:p>03/12/20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6" office:value-type="date" office:date-value="2013-12-03">
            <text:p>03/12/20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6" office:value-type="date" office:date-value="2013-12-03">
            <text:p>03/12/20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6" office:value-type="date" office:date-value="2013-12-03">
            <text:p>03/12/20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6" office:value-type="date" office:date-value="2013-12-03">
            <text:p>03/12/2013</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6" office:value-type="date" office:date-value="2013-12-03">
            <text:p>03/12/20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6" office:value-type="date" office:date-value="2013-12-03">
            <text:p>03/12/20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6" office:value-type="date" office:date-value="2013-12-03">
            <text:p>03/12/20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6" office:value-type="date" office:date-value="2013-12-03">
            <text:p>03/12/20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6" office:value-type="date" office:date-value="2013-12-03">
            <text:p>03/12/20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6" office:value-type="date" office:date-value="2013-12-03">
            <text:p>03/12/20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6" office:value-type="date" office:date-value="2013-12-03">
            <text:p>03/12/20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6" office:value-type="date" office:date-value="2013-12-03">
            <text:p>03/12/20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6" office:value-type="date" office:date-value="2013-12-03">
            <text:p>03/12/20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6" office:value-type="date" office:date-value="2013-12-03">
            <text:p>03/12/20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6" office:value-type="date" office:date-value="2013-12-03">
            <text:p>03/12/20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6" office:value-type="date" office:date-value="2013-12-03">
            <text:p>03/12/20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6" office:value-type="date" office:date-value="2013-12-03">
            <text:p>03/12/20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6" office:value-type="date" office:date-value="2013-12-03">
            <text:p>03/12/20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6" office:value-type="date" office:date-value="2013-12-03">
            <text:p>03/12/20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6" office:value-type="date" office:date-value="2013-12-03">
            <text:p>03/12/20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6" office:value-type="date" office:date-value="2013-12-03">
            <text:p>03/12/20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6" office:value-type="date" office:date-value="2013-12-03">
            <text:p>03/12/20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6" office:value-type="date" office:date-value="2013-12-03">
            <text:p>03/12/20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6" office:value-type="date" office:date-value="2013-12-03">
            <text:p>03/12/20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6" office:value-type="date" office:date-value="2013-12-03">
            <text:p>03/12/20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6" office:value-type="date" office:date-value="2013-12-03">
            <text:p>03/12/20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6" office:value-type="date" office:date-value="2013-12-03">
            <text:p>03/12/20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6" office:value-type="date" office:date-value="2013-12-03">
            <text:p>03/12/20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6" office:value-type="date" office:date-value="2013-12-03">
            <text:p>03/12/20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6" office:value-type="date" office:date-value="2013-12-03">
            <text:p>03/12/20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6" office:value-type="date" office:date-value="2013-12-03">
            <text:p>03/12/20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6" office:value-type="date" office:date-value="2013-12-03">
            <text:p>03/12/20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6" office:value-type="date" office:date-value="2013-12-03">
            <text:p>03/12/20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6" office:value-type="date" office:date-value="2013-12-03">
            <text:p>03/12/20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6" office:value-type="date" office:date-value="2013-12-03">
            <text:p>03/12/20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6" office:value-type="date" office:date-value="2013-12-03">
            <text:p>03/12/20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6" office:value-type="date" office:date-value="2013-12-03">
            <text:p>03/12/20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6" office:value-type="date" office:date-value="2013-12-03">
            <text:p>03/12/20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6" office:value-type="date" office:date-value="2013-12-03">
            <text:p>03/12/20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6" office:value-type="date" office:date-value="2013-12-03">
            <text:p>03/12/20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6" office:value-type="date" office:date-value="2013-12-03">
            <text:p>03/12/20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6" office:value-type="date" office:date-value="2013-12-03">
            <text:p>03/12/20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6" office:value-type="date" office:date-value="2013-12-03">
            <text:p>03/12/20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6" office:value-type="date" office:date-value="2013-12-03">
            <text:p>03/12/20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6" office:value-type="date" office:date-value="2013-12-03">
            <text:p>03/12/20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6" office:value-type="date" office:date-value="2013-12-03">
            <text:p>03/12/20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6" office:value-type="date" office:date-value="2013-12-03">
            <text:p>03/12/20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6" office:value-type="date" office:date-value="2013-12-03">
            <text:p>03/12/20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6" office:value-type="date" office:date-value="2013-12-03">
            <text:p>03/12/20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6" office:value-type="date" office:date-value="2013-12-03">
            <text:p>03/12/20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6" office:value-type="date" office:date-value="2013-12-03">
            <text:p>03/12/20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6" office:value-type="date" office:date-value="2013-12-03">
            <text:p>03/12/20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6" office:value-type="date" office:date-value="2013-12-03">
            <text:p>03/12/20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6" office:value-type="date" office:date-value="2013-12-03">
            <text:p>03/12/20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6" office:value-type="date" office:date-value="2013-12-03">
            <text:p>03/12/20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6" office:value-type="date" office:date-value="2013-12-03">
            <text:p>03/12/20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6" office:value-type="date" office:date-value="2013-12-03">
            <text:p>03/12/20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6" office:value-type="date" office:date-value="2013-12-03">
            <text:p>03/12/20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6" office:value-type="date" office:date-value="2013-12-03">
            <text:p>03/12/2013</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6" office:value-type="date" office:date-value="2013-12-03">
            <text:p>03/12/20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6" office:value-type="date" office:date-value="2013-12-03">
            <text:p>03/12/20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6" office:value-type="date" office:date-value="2013-12-03">
            <text:p>03/12/20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6" office:value-type="date" office:date-value="2013-12-03">
            <text:p>03/12/20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6" office:value-type="date" office:date-value="2013-12-03">
            <text:p>03/12/20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6" office:value-type="date" office:date-value="2013-12-03">
            <text:p>03/12/20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6" office:value-type="date" office:date-value="2013-12-03">
            <text:p>03/12/20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6" office:value-type="date" office:date-value="2013-12-03">
            <text:p>03/12/20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6" office:value-type="date" office:date-value="2013-12-03">
            <text:p>03/12/20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6" office:value-type="date" office:date-value="2013-12-03">
            <text:p>03/12/20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6" office:value-type="date" office:date-value="2013-12-03">
            <text:p>03/12/20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6" office:value-type="date" office:date-value="2013-12-03">
            <text:p>03/12/20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6" office:value-type="date" office:date-value="2013-12-03">
            <text:p>03/12/20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6" office:value-type="date" office:date-value="2013-12-03">
            <text:p>03/12/20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6" office:value-type="date" office:date-value="2013-12-03">
            <text:p>03/12/20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6" office:value-type="date" office:date-value="2013-12-03">
            <text:p>03/12/20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6" office:value-type="date" office:date-value="2013-12-04">
            <text:p>04/12/20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6" office:value-type="date" office:date-value="2013-12-04">
            <text:p>04/12/20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4">
          <table:table-cell table:style-name="ce2" office:value-type="string">
            <text:p>OpenIssue</text:p>
          </table:table-cell>
          <table:table-cell table:style-name="ce2" office:value-type="string">
            <text:p>Αποστολή Δελτίου στο Γραφείο Αρωγής</text:p>
          </table:table-cell>
          <table:table-cell table:style-name="ce2" office:value-type="string">
            <text:p>OpenIssue</text:p>
          </table:table-cell>
          <table:table-cell table:style-name="ce2" office:value-type="string">
            <text:p>Send issue to Helpdesk</text:p>
          </table:table-cell>
          <table:table-cell table:style-name="ce6" office:value-type="date" office:date-value="2013-01-15">
            <text:p>15/01/2013</text:p>
          </table:table-cell>
          <table:table-cell table:formula="of:=IF([.A451]=[.C451];&quot;OK&quot;;&quot;ERROR&quot;)" office:value-type="string" office:string-value="OK">
            <text:p>OK</text:p>
          </table:table-cell>
          <table:table-cell table:formula="of:=CONCATENATE([.A451];&quot;=&quot;;[.B451])" office:value-type="string" office:string-value="OpenIssue=Αποστολή Δελτίου στο Γραφείο Αρωγής">
            <text:p>OpenIssue=Αποστολή Δελτίου στο Γραφείο Αρωγής</text:p>
          </table:table-cell>
          <table:table-cell table:formula="of:=CONCATENATE([.C451];&quot;=&quot;;[.D451])" office:value-type="string" office:string-value="OpenIssue=Send issue to Helpdesk">
            <text:p>OpenIssue=Send issue to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6" office:value-type="date" office:date-value="2013-12-04">
            <text:p>04/12/20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6" office:value-type="date" office:date-value="2013-12-04">
            <text:p>04/12/20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6" office:value-type="date" office:date-value="2013-12-11">
            <text:p>11/12/20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6" office:value-type="date" office:date-value="2013-12-11">
            <text:p>11/12/20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6" office:value-type="date" office:date-value="2013-12-11">
            <text:p>11/12/20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6" office:value-type="date" office:date-value="2013-12-11">
            <text:p>11/12/20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6" office:value-type="date" office:date-value="2013-12-11">
            <text:p>11/12/20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6" office:value-type="date" office:date-value="2014-01-20">
            <text:p>20/01/2014</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text:p>FEKCheckbox=No discipline reported in FEK (Government Gazet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6" office:value-type="date" office:date-value="2013-12-11">
            <text:p>11/12/20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6" office:value-type="date" office:date-value="2013-12-11">
            <text:p>11/12/20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6" office:value-type="date" office:date-value="2013-12-11">
            <text:p>11/12/20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6" office:value-type="date" office:date-value="2013-12-11">
            <text:p>11/12/20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6" office:value-type="date" office:date-value="2013-12-11">
            <text:p>11/12/20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6" office:value-type="date" office:date-value="2013-12-19">
            <text:p>19/12/20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6" office:value-type="date" office:date-value="2013-12-19">
            <text:p>19/12/20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2">
          <table:table-cell table:style-name="ce2" office:value-type="string">
            <text:p>account_helpdesk_for_edit</text:p>
          </table:table-cell>
          <table:table-cell table:style-name="ce2" office:value-type="string">
            <text:p><text:a xlink:href="https://apella.minedu.gov.gr/contac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a></text:p>
          </table:table-cell>
          <table:table-cell table:style-name="ce2" office:value-type="string">
            <text:p>account_helpdesk_for_edit</text:p>
          </table:table-cell>
          <table:table-cell table:style-name="ce2" office:value-type="string">
            <text:p><text:a xlink:href="https://apella.minedu.gov.gr/en/contact-en">In order to change some of the already filled data of your account or profile please contact the &lt;a href="https://apella.minedu.gov.gr/en/contact-en"&gt;Helpdesk&lt;/a&gt;.</text:a></text:p>
          </table:table-cell>
          <table:table-cell table:style-name="ce6" office:value-type="date" office:date-value="2014-01-20">
            <text:p>20/01/20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apella.minedu.gov.gr/contact&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apella.minedu.gov.gr/en/contact-en&quot;&gt;Helpdesk&lt;/a&gt;.">
            <text:p>account_helpdesk_for_edit=In order to change some of the already filled data of your account or profile please contact the &lt;a href="https://apella.minedu.gov.gr/en/contact-en"&gt;Helpdesk&lt;/a&gt;.</text:p>
          </table:table-cell>
          <table:table-cell table:number-columns-repeated="1016"/>
        </table:table-row>
        <table:table-row table:style-name="ro4">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6" office:value-type="date" office:date-value="2014-01-07">
            <text:p>07/01/20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6" office:value-type="date" office:date-value="2014-01-07">
            <text:p>07/01/20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6" office:value-type="date" office:date-value="2014-01-07">
            <text:p>07/01/20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2"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style-name="ce6" office:value-type="date" office:date-value="2014-01-07">
            <text:p>07/01/20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In order to login as a domestic professor (rank A or B)  you will have to use the link you received via e-mail. If you have not received the e-mail with the link for your account, please contact the &lt;a href=&quot;https://apella.minedu.gov.gr/en/contact-en&quot;&gt;Helpdesk&lt;/a&gt;  to apply for a new one.">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6" office:value-type="date" office:date-value="2014-01-07">
            <text:p>07/01/20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Home">
            <text:p>menu_home=Home</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Ερευνητές Ημεδαπής Α' και Β' βαθμίδας)</text:p>
          </table:table-cell>
          <table:table-cell table:style-name="ce2" office:value-type="string">
            <text:p>ShibbolethLogin</text:p>
          </table:table-cell>
          <table:table-cell table:style-name="ce2" office:value-type="string">
            <text:p>Home organization Login</text:p>
          </table:table-cell>
          <table:table-cell table:style-name="ce6" office:value-type="date" office:date-value="2014-01-07">
            <text:p>07/01/20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Ερευνητές Ημεδαπής Α' και Β' βαθμίδας)">
            <text:p>ShibbolethLogin=Είσοδος μέσω οικείου φορέα (μόνο για Ερευνητές Ημεδαπής Α' και Β' βαθμίδας)</text:p>
          </table:table-cell>
          <table:table-cell table:formula="of:=CONCATENATE([.C473];&quot;=&quot;;[.D473])" office:value-type="string" office:string-value="ShibbolethLogin=Home organization Login">
            <text:p>ShibbolethLogin=Home organization Login</text:p>
          </table:table-cell>
          <table:table-cell table:number-columns-repeated="1016"/>
        </table:table-row>
        <table:table-row table:style-name="ro4">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6" office:value-type="date" office:date-value="2014-01-14">
            <text:p>14/01/20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4">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6" office:value-type="date" office:date-value="2014-01-14">
            <text:p>14/01/20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6" office:value-type="date" office:date-value="2014-01-14">
            <text:p>14/01/20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4">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6" office:value-type="date" office:date-value="2014-01-14">
            <text:p>14/01/20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4">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6" office:value-type="date" office:date-value="2014-01-14">
            <text:p>14/01/20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4">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6" office:value-type="date" office:date-value="2014-01-14">
            <text:p>14/01/20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4">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6" office:value-type="date" office:date-value="2014-01-20">
            <text:p>20/01/20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ίο Αρωγής">
            <text:p>menu_issues=Επικοινωνία με Γραφείο Αρωγής</text:p>
          </table:table-cell>
          <table:table-cell table:formula="of:=CONCATENATE([.C480];&quot;=&quot;;[.D480])" office:value-type="string" office:string-value="menu_issues=Helpdesk Support">
            <text:p>menu_issues=Helpdesk Support</text:p>
          </table:table-cell>
          <table:table-cell table:number-columns-repeated="1016"/>
        </table:table-row>
        <table:table-row table:style-name="ro4">
          <table:table-cell table:style-name="ce2" office:value-type="string">
            <text:p>IssueListTitle</text:p>
          </table:table-cell>
          <table:table-cell table:style-name="ce2" office:value-type="string">
            <text:p>Λίστα δελτίων που απεστάλησαν στο Γραφείο Αρωγής Χρηστών</text:p>
          </table:table-cell>
          <table:table-cell table:style-name="ce2" office:value-type="string">
            <text:p>IssueListTitle</text:p>
          </table:table-cell>
          <table:table-cell table:style-name="ce2" office:value-type="string">
            <text:p>List of issues sent to the Helpdesk</text:p>
          </table:table-cell>
          <table:table-cell table:style-name="ce6" office:value-type="date" office:date-value="2014-01-20">
            <text:p>20/01/2014</text:p>
          </table:table-cell>
          <table:table-cell table:formula="of:=IF([.A481]=[.C481];&quot;OK&quot;;&quot;ERROR&quot;)" office:value-type="string" office:string-value="OK">
            <text:p>OK</text:p>
          </table:table-cell>
          <table:table-cell table:formula="of:=CONCATENATE([.A481];&quot;=&quot;;[.B481])" office:value-type="string" office:string-value="IssueListTitle=Λίστα δελτίων που απεστάλησαν στο Γραφείο Αρωγής Χρηστών">
            <text:p>IssueListTitle=Λίστα δελτίων που απεστάλησαν στο Γραφείο Αρωγής Χρηστών</text:p>
          </table:table-cell>
          <table:table-cell table:formula="of:=CONCATENATE([.C481];&quot;=&quot;;[.D481])" office:value-type="string" office:string-value="IssueListTitle=List of issues sent to the Helpdesk">
            <text:p>IssueListTitle=List of issues sent to the Helpdesk</text:p>
          </table:table-cell>
          <table:table-cell table:number-columns-repeated="1016"/>
        </table:table-row>
        <table:table-row table:style-name="ro4">
          <table:table-cell table:style-name="ce2" office:value-type="string">
            <text:p>IssueType</text:p>
          </table:table-cell>
          <table:table-cell table:style-name="ce2" office:value-type="string">
            <text:p>Τύπος δελτίου</text:p>
          </table:table-cell>
          <table:table-cell table:style-name="ce2" office:value-type="string">
            <text:p>IssueType</text:p>
          </table:table-cell>
          <table:table-cell table:style-name="ce2" office:value-type="string">
            <text:p>Issue Type</text:p>
          </table:table-cell>
          <table:table-cell table:style-name="ce6" office:value-type="date" office:date-value="2014-01-15">
            <text:p>15/01/2014</text:p>
          </table:table-cell>
          <table:table-cell table:formula="of:=IF([.A482]=[.C482];&quot;OK&quot;;&quot;ERROR&quot;)" office:value-type="string" office:string-value="OK">
            <text:p>OK</text:p>
          </table:table-cell>
          <table:table-cell table:formula="of:=CONCATENATE([.A482];&quot;=&quot;;[.B482])" office:value-type="string" office:string-value="IssueType=Τύπος δελτίου">
            <text:p>IssueType=Τύπος δελτίου</text:p>
          </table:table-cell>
          <table:table-cell table:formula="of:=CONCATENATE([.C482];&quot;=&quot;;[.D482])" office:value-type="string" office:string-value="IssueType=Issue Type">
            <text:p>IssueType=Issue Type</text:p>
          </table:table-cell>
          <table:table-cell table:number-columns-repeated="1016"/>
        </table:table-row>
        <table:table-row table:style-name="ro4">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6" office:value-type="date" office:date-value="2014-01-15">
            <text:p>15/01/20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4">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6" office:value-type="date" office:date-value="2014-01-15">
            <text:p>15/01/20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4">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6" office:value-type="date" office:date-value="2014-01-15">
            <text:p>15/01/20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4">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6" office:value-type="date" office:date-value="2014-01-15">
            <text:p>15/01/20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4">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6" office:value-type="date" office:date-value="2014-01-15">
            <text:p>15/01/20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4">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6" office:value-type="date" office:date-value="2014-01-15">
            <text:p>15/01/20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4">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6" office:value-type="date" office:date-value="2014-01-15">
            <text:p>15/01/20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3">
          <table:table-cell table:style-name="ce2" office:value-type="string">
            <text:p>IssueStatus_<text:span text:style-name="T1">IN_PROGRESS</text:span></text:p>
          </table:table-cell>
          <table:table-cell table:style-name="ce2" office:value-type="string">
            <text:p>Σε εξέλιξη</text:p>
          </table:table-cell>
          <table:table-cell table:style-name="ce2" office:value-type="string">
            <text:p>IssueStatus_<text:span text:style-name="T1">IN_PROGRESS</text:span></text:p>
          </table:table-cell>
          <table:table-cell table:style-name="ce2" office:value-type="string">
            <text:p>In progress</text:p>
          </table:table-cell>
          <table:table-cell table:style-name="ce6" office:value-type="date" office:date-value="2014-01-20">
            <text:p>20/01/2014</text:p>
          </table:table-cell>
          <table:table-cell table:formula="of:=IF([.A490]=[.C490];&quot;OK&quot;;&quot;ERROR&quot;)" office:value-type="string" office:string-value="OK">
            <text:p>OK</text:p>
          </table:table-cell>
          <table:table-cell table:formula="of:=CONCATENATE([.A490];&quot;=&quot;;[.B490])" office:value-type="string" office:string-value="IssueStatus_IN_PROGRESS=Σε εξέλιξη">
            <text:p>IssueStatus_IN_PROGRESS=Σε εξέλιξη</text:p>
          </table:table-cell>
          <table:table-cell table:formula="of:=CONCATENATE([.C490];&quot;=&quot;;[.D490])" office:value-type="string" office:string-value="IssueStatus_IN_PROGRESS=In progress">
            <text:p>IssueStatus_IN_PROGRESS=In progress</text:p>
          </table:table-cell>
          <table:table-cell table:number-columns-repeated="1016"/>
        </table:table-row>
        <table:table-row table:style-name="ro3">
          <table:table-cell table:style-name="ce2" office:value-type="string">
            <text:p>IssueStatus_<text:span text:style-name="T1">REOPENED</text:span></text:p>
          </table:table-cell>
          <table:table-cell table:style-name="ce2" office:value-type="string">
            <text:p>Ανοιχτό εκ νέου</text:p>
          </table:table-cell>
          <table:table-cell table:style-name="ce2" office:value-type="string">
            <text:p>IssueStatus_<text:span text:style-name="T1">REOPENED</text:span></text:p>
          </table:table-cell>
          <table:table-cell table:style-name="ce2" office:value-type="string">
            <text:p>Reopened</text:p>
          </table:table-cell>
          <table:table-cell table:style-name="ce6" office:value-type="date" office:date-value="2014-01-15">
            <text:p>15/01/2014</text:p>
          </table:table-cell>
          <table:table-cell table:formula="of:=IF([.A491]=[.C491];&quot;OK&quot;;&quot;ERROR&quot;)" office:value-type="string" office:string-value="OK">
            <text:p>OK</text:p>
          </table:table-cell>
          <table:table-cell table:formula="of:=CONCATENATE([.A491];&quot;=&quot;;[.B491])" office:value-type="string" office:string-value="IssueStatus_REOPENED=Ανοιχτό εκ νέου">
            <text:p>IssueStatus_REOPENED=Ανοιχτό εκ νέου</text:p>
          </table:table-cell>
          <table:table-cell table:formula="of:=CONCATENATE([.C491];&quot;=&quot;;[.D491])" office:value-type="string" office:string-value="IssueStatus_REOPENED=Reopened">
            <text:p>IssueStatus_REOPENED=Reopened</text:p>
          </table:table-cell>
          <table:table-cell table:number-columns-repeated="1016"/>
        </table:table-row>
        <table:table-row table:style-name="ro3">
          <table:table-cell table:style-name="ce2" office:value-type="string">
            <text:p>IssueStatus_<text:span text:style-name="T1">RESOLVED</text:span></text:p>
          </table:table-cell>
          <table:table-cell table:style-name="ce2" office:value-type="string">
            <text:p>Επιλυθέν</text:p>
          </table:table-cell>
          <table:table-cell table:style-name="ce2" office:value-type="string">
            <text:p>IssueStatus_<text:span text:style-name="T1">RESOLVED</text:span></text:p>
          </table:table-cell>
          <table:table-cell table:style-name="ce2" office:value-type="string">
            <text:p>Resolved</text:p>
          </table:table-cell>
          <table:table-cell table:style-name="ce6" office:value-type="date" office:date-value="2014-01-20">
            <text:p>20/01/2014</text:p>
          </table:table-cell>
          <table:table-cell table:formula="of:=IF([.A492]=[.C492];&quot;OK&quot;;&quot;ERROR&quot;)" office:value-type="string" office:string-value="OK">
            <text:p>OK</text:p>
          </table:table-cell>
          <table:table-cell table:formula="of:=CONCATENATE([.A492];&quot;=&quot;;[.B492])" office:value-type="string" office:string-value="IssueStatus_RESOLVED=Επιλυθέν">
            <text:p>IssueStatus_RESOLVED=Επιλυθέν</text:p>
          </table:table-cell>
          <table:table-cell table:formula="of:=CONCATENATE([.C492];&quot;=&quot;;[.D492])" office:value-type="string" office:string-value="IssueStatus_RESOLVED=Resolved">
            <text:p>IssueStatus_RESOLVED=Resolved</text:p>
          </table:table-cell>
          <table:table-cell table:number-columns-repeated="1016"/>
        </table:table-row>
        <table:table-row table:style-name="ro4">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5" office:value-type="string">
            <text:p>Last update</text:p>
          </table:table-cell>
          <table:table-cell table:style-name="ce6" office:value-type="date" office:date-value="2014-01-15">
            <text:p>15/01/20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4">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6" office:value-type="date" office:date-value="2014-01-15">
            <text:p>15/01/20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4">
          <table:table-cell office:value-type="string">
            <text:p>CreateLoginLink</text:p>
          </table:table-cell>
          <table:table-cell office:value-type="string">
            <text:p>Να δημιουργηθεί και νέο URL εισόδου</text:p>
          </table:table-cell>
          <table:table-cell office:value-type="string">
            <text:p>CreateLoginLink</text:p>
          </table:table-cell>
          <table:table-cell office:value-type="string">
            <text:p>Also create a new Login URL</text:p>
          </table:table-cell>
          <table:table-cell office:value-type="date" office:date-value="2014-01-20">
            <text:p>20/1/2014</text:p>
          </table:table-cell>
          <table:table-cell table:formula="of:=IF([.A495]=[.C495];&quot;OK&quot;;&quot;ERROR&quot;)" office:value-type="string" office:string-value="OK">
            <text:p>OK</text:p>
          </table:table-cell>
          <table:table-cell table:formula="of:=CONCATENATE([.A495];&quot;=&quot;;[.B495])" office:value-type="string" office:string-value="CreateLoginLink=Να δημιουργηθεί και νέο URL εισόδου">
            <text:p>CreateLoginLink=Να δημιουργηθεί και νέο URL εισόδου</text:p>
          </table:table-cell>
          <table:table-cell table:formula="of:=CONCATENATE([.C495];&quot;=&quot;;[.D495])" office:value-type="string" office:string-value="CreateLoginLink=Also create a new Login URL">
            <text:p>CreateLoginLink=Also create a new Login URL</text:p>
          </table:table-cell>
          <table:table-cell table:number-columns-repeated="1016"/>
        </table:table-row>
        <table:table-row table:style-name="ro4">
          <table:table-cell table:style-name="ce4" office:value-type="string">
            <text:p>Comment</text:p>
          </table:table-cell>
          <table:table-cell office:value-type="string">
            <text:p>Απάντηση</text:p>
          </table:table-cell>
          <table:table-cell office:value-type="string">
            <text:p>Comment</text:p>
          </table:table-cell>
          <table:table-cell office:value-type="string">
            <text:p>Reply</text:p>
          </table:table-cell>
          <table:table-cell office:value-type="date" office:date-value="2014-01-21">
            <text:p>21/1/2014</text:p>
          </table:table-cell>
          <table:table-cell table:formula="of:=IF([.A496]=[.C496];&quot;OK&quot;;&quot;ERROR&quot;)" office:value-type="string" office:string-value="OK">
            <text:p>OK</text:p>
          </table:table-cell>
          <table:table-cell table:formula="of:=CONCATENATE([.A496];&quot;=&quot;;[.B496])" office:value-type="string" office:string-value="Comment=Απάντηση">
            <text:p>Comment=Απάντηση</text:p>
          </table:table-cell>
          <table:table-cell table:formula="of:=CONCATENATE([.C496];&quot;=&quot;;[.D496])" office:value-type="string" office:string-value="Comment=Reply">
            <text:p>Comment=Reply</text:p>
          </table:table-cell>
          <table:table-cell table:number-columns-repeated="1016"/>
        </table:table-row>
        <table:table-row table:style-name="ro4" table:number-rows-repeated="1048079">
          <table:table-cell table:number-columns-repeated="1024"/>
        </table:table-row>
        <table:table-row table:style-name="ro4">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1">01/21/2014</text:date>, <text:time>12:01:4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1T12:01:45</dc:date>
    <dc:creator>Angelos Lenis</dc:creator>
    <meta:generator>OpenOffice/4.0.1$Unix OpenOffice.org_project/401m5$Build-9714</meta:generator>
    <meta:editing-duration>PT4H35M21S</meta:editing-duration>
    <meta:editing-cycles>32</meta:editing-cycles>
    <meta:document-statistic meta:table-count="3" meta:cell-count="4439" meta:object-count="0"/>
    <meta:user-defined meta:name=""/>
  </office:meta>
</office:document-meta>
</file>